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text-indent="0in" style:auto-text-indent="false" fo:padding="0.0193in" fo:border="0.06pt solid #e3e3e3"/>
    </style:style>
    <style:style style:name="P2"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3" style:family="paragraph" style:parent-style-name="Text_20_body" style:list-style-name="L3">
      <style:paragraph-properties fo:margin-left="0in" fo:margin-right="0in" fo:text-indent="0in" style:auto-text-indent="false" fo:padding="0.0193in" fo:border="0.06pt solid #e3e3e3"/>
    </style:style>
    <style:style style:name="P4" style:family="paragraph" style:parent-style-name="Text_20_body" style:list-style-name="L4">
      <style:paragraph-properties fo:margin-left="0in" fo:margin-right="0in" fo:margin-top="0in" fo:margin-bottom="0in" style:contextual-spacing="false" fo:text-indent="0in" style:auto-text-indent="false" fo:padding="0.0193in" fo:border="0.06pt solid #e3e3e3"/>
    </style:style>
    <style:style style:name="P5" style:family="paragraph" style:parent-style-name="Text_20_body" style:list-style-name="L4">
      <style:paragraph-properties fo:margin-left="0in" fo:margin-right="0in" fo:text-indent="0in" style:auto-text-indent="false" fo:padding="0.0193in" fo:border="0.06pt solid #e3e3e3"/>
    </style:style>
    <style:style style:name="P6" style:family="paragraph" style:parent-style-name="Text_20_body" style:list-style-name="L5">
      <style:paragraph-properties fo:margin-left="0in" fo:margin-right="0in" fo:margin-top="0in" fo:margin-bottom="0in" style:contextual-spacing="false" fo:text-indent="0in" style:auto-text-indent="false" fo:padding="0.0193in" fo:border="0.06pt solid #e3e3e3"/>
    </style:style>
    <style:style style:name="P7" style:family="paragraph" style:parent-style-name="Text_20_body" style:list-style-name="L5">
      <style:paragraph-properties fo:margin-left="0in" fo:margin-right="0in" fo:text-indent="0in" style:auto-text-indent="false" fo:padding="0.0193in" fo:border="0.06pt solid #e3e3e3"/>
    </style:style>
    <style:style style:name="P8" style:family="paragraph" style:parent-style-name="Text_20_body" style:list-style-name="L6">
      <style:paragraph-properties fo:margin-left="0in" fo:margin-right="0in" fo:margin-top="0in" fo:margin-bottom="0in" style:contextual-spacing="false" fo:text-indent="0in" style:auto-text-indent="false" fo:padding="0.0193in" fo:border="0.06pt solid #e3e3e3"/>
    </style:style>
    <style:style style:name="P9" style:family="paragraph" style:parent-style-name="Text_20_body" style:list-style-name="L6">
      <style:paragraph-properties fo:margin-left="0in" fo:margin-right="0in" fo:text-indent="0in" style:auto-text-indent="false" fo:padding="0.0193in" fo:border="0.06pt solid #e3e3e3"/>
    </style:style>
    <style:style style:name="P10" style:family="paragraph" style:parent-style-name="Text_20_body" style:list-style-name="L7">
      <style:paragraph-properties fo:margin-left="0in" fo:margin-right="0in" fo:margin-top="0in" fo:margin-bottom="0in" style:contextual-spacing="false" fo:text-indent="0in" style:auto-text-indent="false" fo:padding="0.0193in" fo:border="0.06pt solid #e3e3e3"/>
    </style:style>
    <style:style style:name="P11" style:family="paragraph" style:parent-style-name="Text_20_body" style:list-style-name="L7">
      <style:paragraph-properties fo:margin-left="0in" fo:margin-right="0in" fo:text-indent="0in" style:auto-text-indent="false" fo:padding="0.0193in" fo:border="0.06pt solid #e3e3e3"/>
    </style:style>
    <style:style style:name="P12" style:family="paragraph" style:parent-style-name="Text_20_body" style:list-style-name="L8">
      <style:paragraph-properties fo:margin-left="0in" fo:margin-right="0in" fo:margin-top="0in" fo:margin-bottom="0in" style:contextual-spacing="false" fo:text-indent="0in" style:auto-text-indent="false" fo:padding="0.0193in" fo:border="0.06pt solid #e3e3e3"/>
    </style:style>
    <style:style style:name="P13" style:family="paragraph" style:parent-style-name="Text_20_body" style:list-style-name="L8">
      <style:paragraph-properties fo:margin-left="0in" fo:margin-right="0in" fo:text-indent="0in" style:auto-text-indent="false" fo:padding="0.0193in" fo:border="0.06pt solid #e3e3e3"/>
    </style:style>
    <style:style style:name="P14" style:family="paragraph" style:parent-style-name="Text_20_body" style:list-style-name="L9">
      <style:paragraph-properties fo:margin-left="0in" fo:margin-right="0in" fo:margin-top="0in" fo:margin-bottom="0in" style:contextual-spacing="false" fo:text-indent="0in" style:auto-text-indent="false" fo:padding="0.0193in" fo:border="0.06pt solid #e3e3e3"/>
    </style:style>
    <style:style style:name="P15" style:family="paragraph" style:parent-style-name="Text_20_body" style:list-style-name="L9">
      <style:paragraph-properties fo:margin-left="0in" fo:margin-right="0in" fo:text-indent="0in" style:auto-text-indent="false" fo:padding="0.0193in" fo:border="0.06pt solid #e3e3e3"/>
    </style:style>
    <style:style style:name="P16" style:family="paragraph" style:parent-style-name="Text_20_body" style:list-style-name="L10">
      <style:paragraph-properties fo:margin-left="0in" fo:margin-right="0in" fo:margin-top="0in" fo:margin-bottom="0in" style:contextual-spacing="false" fo:text-indent="0in" style:auto-text-indent="false" fo:padding="0.0193in" fo:border="0.06pt solid #e3e3e3"/>
    </style:style>
    <style:style style:name="P17" style:family="paragraph" style:parent-style-name="Text_20_body" style:list-style-name="L10">
      <style:paragraph-properties fo:margin-left="0in" fo:margin-right="0in" fo:text-indent="0in" style:auto-text-indent="false" fo:padding="0.0193in" fo:border="0.06pt solid #e3e3e3"/>
    </style:style>
    <style:style style:name="P18" style:family="paragraph" style:parent-style-name="Text_20_body" style:list-style-name="L11">
      <style:paragraph-properties fo:margin-left="0in" fo:margin-right="0in" fo:margin-top="0in" fo:margin-bottom="0in" style:contextual-spacing="false" fo:text-indent="0in" style:auto-text-indent="false" fo:padding="0.0193in" fo:border="0.06pt solid #e3e3e3"/>
    </style:style>
    <style:style style:name="P19" style:family="paragraph" style:parent-style-name="Text_20_body" style:list-style-name="L11">
      <style:paragraph-properties fo:margin-left="0in" fo:margin-right="0in" fo:text-indent="0in" style:auto-text-indent="false" fo:padding="0.0193in" fo:border="0.06pt solid #e3e3e3"/>
    </style:style>
    <style:style style:name="P20" style:family="paragraph" style:parent-style-name="Text_20_body" style:list-style-name="L12">
      <style:paragraph-properties fo:margin-left="0in" fo:margin-right="0in" fo:margin-top="0in" fo:margin-bottom="0in" style:contextual-spacing="false" fo:text-indent="0in" style:auto-text-indent="false" fo:padding="0.0193in" fo:border="0.06pt solid #e3e3e3"/>
    </style:style>
    <style:style style:name="P21" style:family="paragraph" style:parent-style-name="Text_20_body" style:list-style-name="L12">
      <style:paragraph-properties fo:margin-left="0in" fo:margin-right="0in" fo:text-indent="0in" style:auto-text-indent="false" fo:padding="0.0193in" fo:border="0.06pt solid #e3e3e3"/>
    </style:style>
    <style:style style:name="P22" style:family="paragraph" style:parent-style-name="Text_20_body" style:list-style-name="L13">
      <style:paragraph-properties fo:margin-left="0in" fo:margin-right="0in" fo:margin-top="0in" fo:margin-bottom="0in" style:contextual-spacing="false" fo:text-indent="0in" style:auto-text-indent="false" fo:padding="0.0193in" fo:border="0.06pt solid #e3e3e3"/>
    </style:style>
    <style:style style:name="P23" style:family="paragraph" style:parent-style-name="Text_20_body" style:list-style-name="L13">
      <style:paragraph-properties fo:margin-left="0in" fo:margin-right="0in" fo:text-indent="0in" style:auto-text-indent="false" fo:padding="0.0193in" fo:border="0.06pt solid #e3e3e3"/>
    </style:style>
    <style:style style:name="P24" style:family="paragraph" style:parent-style-name="Text_20_body" style:list-style-name="L14">
      <style:paragraph-properties fo:margin-left="0in" fo:margin-right="0in" fo:margin-top="0in" fo:margin-bottom="0in" style:contextual-spacing="false" fo:text-indent="0in" style:auto-text-indent="false" fo:padding="0.0193in" fo:border="0.06pt solid #e3e3e3"/>
    </style:style>
    <style:style style:name="P25" style:family="paragraph" style:parent-style-name="Text_20_body" style:list-style-name="L14">
      <style:paragraph-properties fo:margin-left="0in" fo:margin-right="0in" fo:text-indent="0in" style:auto-text-indent="false" fo:padding="0.0193in" fo:border="0.06pt solid #e3e3e3"/>
    </style:style>
    <style:style style:name="P26" style:family="paragraph" style:parent-style-name="Text_20_body" style:list-style-name="L15">
      <style:paragraph-properties fo:margin-left="0in" fo:margin-right="0in" fo:margin-top="0in" fo:margin-bottom="0in" style:contextual-spacing="false" fo:text-indent="0in" style:auto-text-indent="false" fo:padding="0.0193in" fo:border="0.06pt solid #e3e3e3"/>
    </style:style>
    <style:style style:name="P27" style:family="paragraph" style:parent-style-name="Text_20_body" style:list-style-name="L15">
      <style:paragraph-properties fo:margin-left="0in" fo:margin-right="0in" fo:text-indent="0in" style:auto-text-indent="false" fo:padding="0.0193in" fo:border="0.06pt solid #e3e3e3"/>
    </style:style>
    <style:style style:name="P28" style:family="paragraph" style:parent-style-name="Text_20_body" style:list-style-name="L16">
      <style:paragraph-properties fo:margin-left="0in" fo:margin-right="0in" fo:margin-top="0in" fo:margin-bottom="0in" style:contextual-spacing="false" fo:text-indent="0in" style:auto-text-indent="false" fo:padding="0.0193in" fo:border="0.06pt solid #e3e3e3"/>
    </style:style>
    <style:style style:name="P29" style:family="paragraph" style:parent-style-name="Text_20_body" style:list-style-name="L16">
      <style:paragraph-properties fo:margin-left="0in" fo:margin-right="0in" fo:text-indent="0in" style:auto-text-indent="false" fo:padding="0.0193in" fo:border="0.06pt solid #e3e3e3"/>
    </style:style>
    <style:style style:name="P30" style:family="paragraph" style:parent-style-name="Text_20_body" style:list-style-name="L17">
      <style:paragraph-properties fo:margin-left="0in" fo:margin-right="0in" fo:margin-top="0in" fo:margin-bottom="0in" style:contextual-spacing="false" fo:text-indent="0in" style:auto-text-indent="false" fo:padding="0.0193in" fo:border="0.06pt solid #e3e3e3"/>
    </style:style>
    <style:style style:name="P31" style:family="paragraph" style:parent-style-name="Text_20_body" style:list-style-name="L17">
      <style:paragraph-properties fo:margin-left="0in" fo:margin-right="0in" fo:text-indent="0in" style:auto-text-indent="false" fo:padding="0.0193in" fo:border="0.06pt solid #e3e3e3"/>
    </style:style>
    <style:style style:name="P32" style:family="paragraph" style:parent-style-name="Text_20_body" style:list-style-name="L18">
      <style:paragraph-properties fo:margin-left="0in" fo:margin-right="0in" fo:margin-top="0in" fo:margin-bottom="0in" style:contextual-spacing="false" fo:text-indent="0in" style:auto-text-indent="false" fo:padding="0.0193in" fo:border="0.06pt solid #e3e3e3"/>
    </style:style>
    <style:style style:name="P33" style:family="paragraph" style:parent-style-name="Text_20_body" style:list-style-name="L18">
      <style:paragraph-properties fo:margin-left="0in" fo:margin-right="0in" fo:text-indent="0in" style:auto-text-indent="false" fo:padding="0.0193in" fo:border="0.06pt solid #e3e3e3"/>
    </style:style>
    <style:style style:name="P34" style:family="paragraph" style:parent-style-name="Text_20_body" style:list-style-name="L19">
      <style:paragraph-properties fo:margin-left="0in" fo:margin-right="0in" fo:margin-top="0in" fo:margin-bottom="0in" style:contextual-spacing="false" fo:text-indent="0in" style:auto-text-indent="false" fo:padding="0.0193in" fo:border="0.06pt solid #e3e3e3"/>
    </style:style>
    <style:style style:name="P35" style:family="paragraph" style:parent-style-name="Text_20_body" style:list-style-name="L19">
      <style:paragraph-properties fo:margin-left="0in" fo:margin-right="0in" fo:text-indent="0in" style:auto-text-indent="false" fo:padding="0.0193in" fo:border="0.06pt solid #e3e3e3"/>
    </style:style>
    <style:style style:name="P36" style:family="paragraph" style:parent-style-name="Text_20_body" style:list-style-name="L20">
      <style:paragraph-properties fo:margin-left="0in" fo:margin-right="0in" fo:margin-top="0in" fo:margin-bottom="0in" style:contextual-spacing="false" fo:text-indent="0in" style:auto-text-indent="false" fo:padding="0.0193in" fo:border="0.06pt solid #e3e3e3"/>
    </style:style>
    <style:style style:name="P37" style:family="paragraph" style:parent-style-name="Text_20_body" style:list-style-name="L20">
      <style:paragraph-properties fo:margin-left="0in" fo:margin-right="0in" fo:text-indent="0in" style:auto-text-indent="false" fo:padding="0.0193in" fo:border="0.06pt solid #e3e3e3"/>
    </style:style>
    <style:style style:name="P38" style:family="paragraph" style:parent-style-name="Text_20_body" style:list-style-name="L21">
      <style:paragraph-properties fo:margin-left="0in" fo:margin-right="0in" fo:margin-top="0in" fo:margin-bottom="0in" style:contextual-spacing="false" fo:text-indent="0in" style:auto-text-indent="false" fo:padding="0.0193in" fo:border="0.06pt solid #e3e3e3"/>
    </style:style>
    <style:style style:name="P39" style:family="paragraph" style:parent-style-name="Text_20_body" style:list-style-name="L21">
      <style:paragraph-properties fo:margin-left="0in" fo:margin-right="0in" fo:text-indent="0in" style:auto-text-indent="false" fo:padding="0.0193in" fo:border="0.06pt solid #e3e3e3"/>
    </style:style>
    <style:style style:name="P40" style:family="paragraph" style:parent-style-name="Text_20_body" style:list-style-name="L22">
      <style:paragraph-properties fo:margin-left="0in" fo:margin-right="0in" fo:margin-top="0in" fo:margin-bottom="0in" style:contextual-spacing="false" fo:text-indent="0in" style:auto-text-indent="false" fo:padding="0.0193in" fo:border="0.06pt solid #e3e3e3"/>
    </style:style>
    <style:style style:name="P41" style:family="paragraph" style:parent-style-name="Text_20_body" style:list-style-name="L22">
      <style:paragraph-properties fo:margin-left="0in" fo:margin-right="0in" fo:text-indent="0in" style:auto-text-indent="false" fo:padding="0.0193in" fo:border="0.06pt solid #e3e3e3"/>
    </style:style>
    <style:style style:name="P42" style:family="paragraph" style:parent-style-name="Text_20_body" style:list-style-name="L23">
      <style:paragraph-properties fo:margin-left="0in" fo:margin-right="0in" fo:margin-top="0in" fo:margin-bottom="0in" style:contextual-spacing="false" fo:text-indent="0in" style:auto-text-indent="false" fo:padding="0.0193in" fo:border="0.06pt solid #e3e3e3"/>
    </style:style>
    <style:style style:name="P43" style:family="paragraph" style:parent-style-name="Text_20_body" style:list-style-name="L23">
      <style:paragraph-properties fo:margin-left="0in" fo:margin-right="0in" fo:text-indent="0in" style:auto-text-indent="false" fo:padding="0.0193in" fo:border="0.06pt solid #e3e3e3"/>
    </style:style>
    <style:style style:name="P44" style:family="paragraph" style:parent-style-name="Text_20_body" style:list-style-name="L24">
      <style:paragraph-properties fo:margin-left="0in" fo:margin-right="0in" fo:margin-top="0in" fo:margin-bottom="0in" style:contextual-spacing="false" fo:text-indent="0in" style:auto-text-indent="false" fo:padding="0.0193in" fo:border="0.06pt solid #e3e3e3"/>
    </style:style>
    <style:style style:name="P45" style:family="paragraph" style:parent-style-name="Text_20_body" style:list-style-name="L24">
      <style:paragraph-properties fo:margin-left="0in" fo:margin-right="0in" fo:text-indent="0in" style:auto-text-indent="false" fo:padding="0.0193in" fo:border="0.06pt solid #e3e3e3"/>
    </style:style>
    <style:style style:name="P46" style:family="paragraph" style:parent-style-name="Text_20_body" style:list-style-name="L25">
      <style:paragraph-properties fo:margin-left="0in" fo:margin-right="0in" fo:margin-top="0in" fo:margin-bottom="0in" style:contextual-spacing="false" fo:text-indent="0in" style:auto-text-indent="false" fo:padding="0.0193in" fo:border="0.06pt solid #e3e3e3"/>
    </style:style>
    <style:style style:name="P47" style:family="paragraph" style:parent-style-name="Text_20_body" style:list-style-name="L25">
      <style:paragraph-properties fo:margin-left="0in" fo:margin-right="0in" fo:text-indent="0in" style:auto-text-indent="false" fo:padding="0.0193in" fo:border="0.06pt solid #e3e3e3"/>
    </style:style>
    <style:style style:name="P48" style:family="paragraph" style:parent-style-name="Text_20_body" style:list-style-name="L26">
      <style:paragraph-properties fo:margin-left="0in" fo:margin-right="0in" fo:margin-top="0in" fo:margin-bottom="0in" style:contextual-spacing="false" fo:text-indent="0in" style:auto-text-indent="false" fo:padding="0.0193in" fo:border="0.06pt solid #e3e3e3"/>
    </style:style>
    <style:style style:name="P49" style:family="paragraph" style:parent-style-name="Text_20_body" style:list-style-name="L26">
      <style:paragraph-properties fo:margin-left="0in" fo:margin-right="0in" fo:text-indent="0in" style:auto-text-indent="false" fo:padding="0.0193in" fo:border="0.06pt solid #e3e3e3"/>
    </style:style>
    <style:style style:name="P50" style:family="paragraph" style:parent-style-name="Text_20_body" style:list-style-name="L27">
      <style:paragraph-properties fo:margin-left="0in" fo:margin-right="0in" fo:margin-top="0in" fo:margin-bottom="0in" style:contextual-spacing="false" fo:text-indent="0in" style:auto-text-indent="false" fo:padding="0.0193in" fo:border="0.06pt solid #e3e3e3"/>
    </style:style>
    <style:style style:name="P51" style:family="paragraph" style:parent-style-name="Text_20_body" style:list-style-name="L27">
      <style:paragraph-properties fo:margin-left="0in" fo:margin-right="0in" fo:text-indent="0in" style:auto-text-indent="false" fo:padding="0.0193in" fo:border="0.06pt solid #e3e3e3"/>
    </style:style>
    <style:style style:name="P52" style:family="paragraph" style:parent-style-name="Text_20_body" style:list-style-name="L28">
      <style:paragraph-properties fo:margin-left="0in" fo:margin-right="0in" fo:margin-top="0in" fo:margin-bottom="0in" style:contextual-spacing="false" fo:text-indent="0in" style:auto-text-indent="false" fo:padding="0.0193in" fo:border="0.06pt solid #e3e3e3"/>
    </style:style>
    <style:style style:name="P53" style:family="paragraph" style:parent-style-name="Text_20_body" style:list-style-name="L28">
      <style:paragraph-properties fo:margin-left="0in" fo:margin-right="0in" fo:text-indent="0in" style:auto-text-indent="false" fo:padding="0.0193in" fo:border="0.06pt solid #e3e3e3"/>
    </style:style>
    <style:style style:name="P54" style:family="paragraph" style:parent-style-name="Text_20_body" style:list-style-name="L29">
      <style:paragraph-properties fo:margin-left="0in" fo:margin-right="0in" fo:margin-top="0in" fo:margin-bottom="0in" style:contextual-spacing="false" fo:text-indent="0in" style:auto-text-indent="false" fo:padding="0.0193in" fo:border="0.06pt solid #e3e3e3"/>
    </style:style>
    <style:style style:name="P55" style:family="paragraph" style:parent-style-name="Text_20_body" style:list-style-name="L29">
      <style:paragraph-properties fo:margin-left="0in" fo:margin-right="0in" fo:text-indent="0in" style:auto-text-indent="false" fo:padding="0.0193in" fo:border="0.06pt solid #e3e3e3"/>
    </style:style>
    <style:style style:name="P56" style:family="paragraph" style:parent-style-name="Text_20_body" style:list-style-name="L30">
      <style:paragraph-properties fo:margin-left="0in" fo:margin-right="0in" fo:margin-top="0in" fo:margin-bottom="0in" style:contextual-spacing="false" fo:text-indent="0in" style:auto-text-indent="false" fo:padding="0.0193in" fo:border="0.06pt solid #e3e3e3"/>
    </style:style>
    <style:style style:name="P57" style:family="paragraph" style:parent-style-name="Text_20_body" style:list-style-name="L30">
      <style:paragraph-properties fo:margin-left="0in" fo:margin-right="0in" fo:text-indent="0in" style:auto-text-indent="false" fo:padding="0.0193in" fo:border="0.06pt solid #e3e3e3"/>
    </style:style>
    <style:style style:name="P58" style:family="paragraph" style:parent-style-name="Text_20_body" style:list-style-name="L31">
      <style:paragraph-properties fo:margin-left="0in" fo:margin-right="0in" fo:margin-top="0in" fo:margin-bottom="0in" style:contextual-spacing="false" fo:text-indent="0in" style:auto-text-indent="false" fo:padding="0.0193in" fo:border="0.06pt solid #e3e3e3"/>
    </style:style>
    <style:style style:name="P59" style:family="paragraph" style:parent-style-name="Text_20_body" style:list-style-name="L31">
      <style:paragraph-properties fo:margin-left="0in" fo:margin-right="0in" fo:text-indent="0in" style:auto-text-indent="false" fo:padding="0.0193in" fo:border="0.06pt solid #e3e3e3"/>
    </style:style>
    <style:style style:name="T1" style:family="text">
      <style:text-properties loext:padding="0.0193in" loext:border="0.06pt solid #e3e3e3"/>
    </style:style>
    <text:list-style style:name="L1">
      <text:list-level-style-number text:level="1" text:style-name="Numbering_20_Symbols" loext:num-list-format="%1%." style:num-suffix="." style:num-format="1" text:start-value="8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9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1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2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2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3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40">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4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50">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5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6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6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text:start-value="70">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text:start-value="7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text:start-value="78">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text:start-value="8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8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text:start-value="8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9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1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text:start-value="2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text:start-value="3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text:start-value="4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text:start-value="5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text:start-value="6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text:start-value="7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8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text:start-value="9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asics of Linux:</text:h>
      <text:list text:style-name="L22">
        <text:list-item>
          <text:p text:style-name="P41"><text:span text:style-name="Strong_20_Emphasis"><text:span text:style-name="T1">Explain the role of the init process in Linux.</text:span></text:span></text:p>
          <text:list>
            <text:list-item>
              <text:p text:style-name="P40">The init process is the ancestor of all processes in a Linux system. It's the first process that gets executed during the system boot and has the process ID (PID) of 1. It initializes the system, starts other processes, and manages the system's runtime.</text:p>
            </text:list-item>
          </text:list>
        </text:list-item>
        <text:list-item>
          <text:p text:style-name="P41"><text:span text:style-name="Strong_20_Emphasis"><text:span text:style-name="T1">What is the purpose of the /etc/passwd file, and how is it structured?</text:span></text:span></text:p>
          <text:list>
            <text:list-item>
              <text:p text:style-name="P40">The <text:span text:style-name="Source_20_Text"><text:span text:style-name="T1">/etc/passwd</text:span></text:span> file stores user account information. Each line in the file represents a user and contains fields separated by colons (<text:span text:style-name="Source_20_Text"><text:span text:style-name="T1">:</text:span></text:span>) such as username, password (or 'x' for encrypted in the /etc/shadow file), UID (User ID), GID (Group ID), home directory, and the default shell.</text:p>
            </text:list-item>
          </text:list>
        </text:list-item>
        <text:list-item>
          <text:p text:style-name="P41"><text:span text:style-name="Strong_20_Emphasis"><text:span text:style-name="T1">Describe the function of the /etc/shadow file in Linux.</text:span></text:span></text:p>
          <text:list>
            <text:list-item>
              <text:p text:style-name="P40">The <text:span text:style-name="Source_20_Text"><text:span text:style-name="T1">/etc/shadow</text:span></text:span> file stores encrypted user passwords and other security-related information. It is readable only by the root user to enhance security. This file enhances security by storing sensitive information separately from the /etc/passwd file.</text:p>
            </text:list-item>
          </text:list>
        </text:list-item>
        <text:list-item>
          <text:p text:style-name="P41"><text:span text:style-name="Strong_20_Emphasis"><text:span text:style-name="T1">How do you create a symbolic link in Linux?</text:span></text:span></text:p>
          <text:list>
            <text:list-item>
              <text:p text:style-name="P40">Use the <text:span text:style-name="Source_20_Text"><text:span text:style-name="T1">ln -s</text:span></text:span> command. For example: <text:span text:style-name="Source_20_Text"><text:span text:style-name="T1">ln -s /path/to/target /path/to/symlink</text:span></text:span></text:p>
            </text:list-item>
          </text:list>
        </text:list-item>
        <text:list-item>
          <text:p text:style-name="P41"><text:span text:style-name="Strong_20_Emphasis"><text:span text:style-name="T1">Explain the significance of the /etc/resolv.conf file.</text:span></text:span></text:p>
          <text:list>
            <text:list-item>
              <text:p text:style-name="P40"><text:span text:style-name="Source_20_Text"><text:span text:style-name="T1">/etc/resolv.conf</text:span></text:span> contains configuration information for domain name resolution. It specifies the DNS servers that the system should use for domain name resolution.</text:p>
            </text:list-item>
          </text:list>
        </text:list-item>
        <text:list-item>
          <text:p text:style-name="P41"><text:span text:style-name="Strong_20_Emphasis"><text:span text:style-name="T1">What is the purpose of the /etc/hosts file?</text:span></text:span></text:p>
          <text:list>
            <text:list-item>
              <text:p text:style-name="P40">The <text:span text:style-name="Source_20_Text"><text:span text:style-name="T1">/etc/hosts</text:span></text:span> file is used for hostname resolution. It maps IP addresses to hostnames and is consulted before querying DNS. It's useful for local network configurations.</text:p>
            </text:list-item>
          </text:list>
        </text:list-item>
        <text:list-item>
          <text:p text:style-name="P41"><text:span text:style-name="Strong_20_Emphasis"><text:span text:style-name="T1">How can you check the disk space usage of a specific directory?</text:span></text:span></text:p>
          <text:list>
            <text:list-item>
              <text:p text:style-name="P40">Use the <text:span text:style-name="Source_20_Text"><text:span text:style-name="T1">du</text:span></text:span> (Disk Usage) command. For example: <text:span text:style-name="Source_20_Text"><text:span text:style-name="T1">du -h /path/to/directory</text:span></text:span></text:p>
            </text:list-item>
          </text:list>
        </text:list-item>
        <text:list-item>
          <text:p text:style-name="P41"><text:span text:style-name="Strong_20_Emphasis"><text:span text:style-name="T1">Discuss the importance of the export command in shell scripting.</text:span></text:span></text:p>
          <text:list>
            <text:list-item>
              <text:p text:style-name="P40">The <text:span text:style-name="Source_20_Text"><text:span text:style-name="T1">export</text:span></text:span> command is used to export variables to child processes, making them available in the environment. It's crucial for passing variables between scripts and ensuring their visibility in subprocesses.</text:p>
            </text:list-item>
          </text:list>
        </text:list-item>
        <text:list-item>
          <text:p text:style-name="P41"><text:span text:style-name="Strong_20_Emphasis"><text:span text:style-name="T1">Explain the difference between hard links and soft links.</text:span></text:span></text:p>
          <text:list>
            <text:list-item>
              <text:p text:style-name="P40">Hard links point directly to the inode of a file, sharing the same data blocks. Removing one hard link does not affect others. Soft links (or symbolic links) are separate files that point to the target file by name. If the target file is deleted, the soft link is broken.</text:p>
            </text:list-item>
          </text:list>
        </text:list-item>
        <text:list-item>
          <text:p text:style-name="P41"><text:span text:style-name="Strong_20_Emphasis"><text:span text:style-name="T1">How do you find all files modified within the last 10 days in a directory?</text:span></text:span></text:p>
          <text:list>
            <text:list-item>
              <text:p text:style-name="P41">Use the <text:span text:style-name="Source_20_Text"><text:span text:style-name="T1">find</text:span></text:span> command. For example: <text:span text:style-name="Source_20_Text"><text:span text:style-name="T1">find /path/to/directory -type f -mtime -10</text:span></text:span></text:p>
            </text:list-item>
          </text:list>
        </text:list-item>
      </text:list>
      <text:h text:style-name="P1" text:outline-level="3"><text:soft-page-break/>System Administration:</text:h>
      <text:list text:style-name="L23">
        <text:list-item>
          <text:p text:style-name="P43"><text:span text:style-name="Strong_20_Emphasis"><text:span text:style-name="T1">What is the purpose of the sudo command, and how is it configured?</text:span></text:span></text:p>
          <text:list>
            <text:list-item>
              <text:p text:style-name="P42">The <text:span text:style-name="Source_20_Text"><text:span text:style-name="T1">sudo</text:span></text:span> command allows a permitted user to execute a command as the superuser or another user. It's configured in the <text:span text:style-name="Source_20_Text"><text:span text:style-name="T1">/etc/sudoers</text:span></text:span> file using the <text:span text:style-name="Source_20_Text"><text:span text:style-name="T1">visudo</text:span></text:span> command.</text:p>
            </text:list-item>
          </text:list>
        </text:list-item>
        <text:list-item>
          <text:p text:style-name="P43"><text:span text:style-name="Strong_20_Emphasis"><text:span text:style-name="T1">Explain the concept of runlevels in the Linux boot process.</text:span></text:span></text:p>
          <text:list>
            <text:list-item>
              <text:p text:style-name="P42">Runlevels are different operating modes in Unix-like systems, indicating the state of the system. They range from 0 to 6, each having a specific purpose (e.g., 0 for shutdown, 3 for multi-user mode). The default runlevel is specified in <text:span text:style-name="Source_20_Text"><text:span text:style-name="T1">/etc/inittab</text:span></text:span> or <text:span text:style-name="Source_20_Text"><text:span text:style-name="T1">/etc/systemd/system/default.target</text:span></text:span>.</text:p>
            </text:list-item>
          </text:list>
        </text:list-item>
        <text:list-item>
          <text:p text:style-name="P43"><text:span text:style-name="Strong_20_Emphasis"><text:span text:style-name="T1">How do you change the default shell for a user in Linux?</text:span></text:span></text:p>
          <text:list>
            <text:list-item>
              <text:p text:style-name="P42">Use the <text:span text:style-name="Source_20_Text"><text:span text:style-name="T1">chsh</text:span></text:span> command. For example: <text:span text:style-name="Source_20_Text"><text:span text:style-name="T1">chsh -s /bin/bash username</text:span></text:span></text:p>
            </text:list-item>
          </text:list>
        </text:list-item>
        <text:list-item>
          <text:p text:style-name="P43"><text:span text:style-name="Strong_20_Emphasis"><text:span text:style-name="T1">Describe the function of the /etc/fstab file.</text:span></text:span></text:p>
          <text:list>
            <text:list-item>
              <text:p text:style-name="P42"><text:span text:style-name="Source_20_Text"><text:span text:style-name="T1">/etc/fstab</text:span></text:span> is the file system table that contains information about disk drives and partitions. It specifies how each drive/partition should be mounted and with what options during the system boot.</text:p>
            </text:list-item>
          </text:list>
        </text:list-item>
        <text:list-item>
          <text:p text:style-name="P43"><text:span text:style-name="Strong_20_Emphasis"><text:span text:style-name="T1">What is the purpose of the /etc/inittab file?</text:span></text:span></text:p>
          <text:list>
            <text:list-item>
              <text:p text:style-name="P42">The <text:span text:style-name="Source_20_Text"><text:span text:style-name="T1">/etc/inittab</text:span></text:span> file, used in SysV init systems, defines the system's behavior on initialization. It specifies the default runlevel, processes to spawn, and actions in response to events.</text:p>
            </text:list-item>
          </text:list>
        </text:list-item>
        <text:list-item>
          <text:p text:style-name="P43"><text:span text:style-name="Strong_20_Emphasis"><text:span text:style-name="T1">How can you configure a static IP address in Linux using the command line?</text:span></text:span></text:p>
          <text:list>
            <text:list-item>
              <text:p text:style-name="P42">Modify the <text:span text:style-name="Source_20_Text"><text:span text:style-name="T1">/etc/network/interfaces</text:span></text:span> file (on Debian-based systems) or use the <text:span text:style-name="Source_20_Text"><text:span text:style-name="T1">nmcli</text:span></text:span> or <text:span text:style-name="Source_20_Text"><text:span text:style-name="T1">ip</text:span></text:span> command to configure a static IP address.</text:p>
            </text:list-item>
          </text:list>
        </text:list-item>
        <text:list-item>
          <text:p text:style-name="P43"><text:span text:style-name="Strong_20_Emphasis"><text:span text:style-name="T1">Explain the significance of the ulimit command.</text:span></text:span></text:p>
          <text:list>
            <text:list-item>
              <text:p text:style-name="P42">The <text:span text:style-name="Source_20_Text"><text:span text:style-name="T1">ulimit</text:span></text:span> command sets or displays user-level resource limits, such as the maximum number of open files, maximum processes, or maximum core dump size.</text:p>
            </text:list-item>
          </text:list>
        </text:list-item>
        <text:list-item>
          <text:p text:style-name="P43"><text:span text:style-name="Strong_20_Emphasis"><text:span text:style-name="T1">How do you view and kill processes using their process IDs (PIDs)?</text:span></text:span></text:p>
          <text:list>
            <text:list-item>
              <text:p text:style-name="P42">Use the <text:span text:style-name="Source_20_Text"><text:span text:style-name="T1">ps</text:span></text:span> command to view processes (<text:span text:style-name="Source_20_Text"><text:span text:style-name="T1">ps aux</text:span></text:span> for a detailed list) and the <text:span text:style-name="Source_20_Text"><text:span text:style-name="T1">kill</text:span></text:span> command to terminate a process by PID.</text:p>
            </text:list-item>
          </text:list>
        </text:list-item>
        <text:list-item>
          <text:p text:style-name="P43"><text:span text:style-name="Strong_20_Emphasis"><text:span text:style-name="T1">What is the purpose of the chroot command?</text:span></text:span></text:p>
          <text:list>
            <text:list-item>
              <text:p text:style-name="P42">The <text:span text:style-name="Source_20_Text"><text:span text:style-name="T1">chroot</text:span></text:span> command changes the root directory for a command or script, creating a confined environment. It's often used for system recovery or running untrusted software securely.</text:p>
            </text:list-item>
          </text:list>
        </text:list-item>
        <text:list-item>
          <text:p text:style-name="P43"><text:span text:style-name="Strong_20_Emphasis"><text:span text:style-name="T1">How can you add a new user to a specific group in Linux?</text:span></text:span></text:p>
          <text:list>
            <text:list-item>
              <text:p text:style-name="P43">Use the <text:span text:style-name="Source_20_Text"><text:span text:style-name="T1">useradd</text:span></text:span> command to create a new user and the <text:span text:style-name="Source_20_Text"><text:span text:style-name="T1">usermod</text:span></text:span> command to add them to a specific group.</text:p>
            </text:list-item>
          </text:list>
        </text:list-item>
      </text:list>
      <text:h text:style-name="P1" text:outline-level="3"><text:soft-page-break/>File Systems and Storage:</text:h>
      <text:list text:style-name="L24">
        <text:list-item>
          <text:p text:style-name="P45"><text:span text:style-name="Strong_20_Emphasis"><text:span text:style-name="T1">Discuss the benefits and drawbacks of using the ext4 file system.</text:span></text:span></text:p>
          <text:list>
            <text:list-item>
              <text:p text:style-name="P44">Ext4 (Fourth Extended Filesystem) is a widely used Linux file system. Benefits include journaling, support for large files and volumes, and backward compatibility. Drawbacks may include fragmentation in certain scenarios.</text:p>
            </text:list-item>
          </text:list>
        </text:list-item>
        <text:list-item>
          <text:p text:style-name="P45"><text:span text:style-name="Strong_20_Emphasis"><text:span text:style-name="T1">How do you create a new logical volume using LVM?</text:span></text:span></text:p>
          <text:list>
            <text:list-item>
              <text:p text:style-name="P44">Use the <text:span text:style-name="Source_20_Text"><text:span text:style-name="T1">lvcreate</text:span></text:span> command. For example: <text:span text:style-name="Source_20_Text"><text:span text:style-name="T1">lvcreate -L 1G -n lv_name vg_name</text:span></text:span></text:p>
            </text:list-item>
          </text:list>
        </text:list-item>
        <text:list-item>
          <text:p text:style-name="P45"><text:span text:style-name="Strong_20_Emphasis"><text:span text:style-name="T1">Explain the purpose of the /proc file system.</text:span></text:span></text:p>
          <text:list>
            <text:list-item>
              <text:p text:style-name="P44"><text:span text:style-name="Source_20_Text"><text:span text:style-name="T1">/proc</text:span></text:span> is a virtual file system that provides information about processes and system configuration in real-time. It's used to interact with the kernel and obtain dynamic system information.</text:p>
            </text:list-item>
          </text:list>
        </text:list-item>
        <text:list-item>
          <text:p text:style-name="P45"><text:span text:style-name="Strong_20_Emphasis"><text:span text:style-name="T1">How can you recover a deleted file in Linux?</text:span></text:span></text:p>
          <text:list>
            <text:list-item>
              <text:p text:style-name="P44">Use a tool like <text:span text:style-name="Source_20_Text"><text:span text:style-name="T1">extundelete</text:span></text:span> or <text:span text:style-name="Source_20_Text"><text:span text:style-name="T1">testdisk</text:span></text:span> to attempt file recovery. Avoid writing to the disk to increase the chances of success.</text:p>
            </text:list-item>
          </text:list>
        </text:list-item>
        <text:list-item>
          <text:p text:style-name="P45"><text:span text:style-name="Strong_20_Emphasis"><text:span text:style-name="T1">What is the purpose of the dd command, and how is it used?</text:span></text:span></text:p>
          <text:list>
            <text:list-item>
              <text:p text:style-name="P44">The <text:span text:style-name="Source_20_Text"><text:span text:style-name="T1">dd</text:span></text:span> command is used for low-level copying and conversion of files and disk blocks. It can be used to create disk images, copy data, and more.</text:p>
            </text:list-item>
          </text:list>
        </text:list-item>
        <text:list-item>
          <text:p text:style-name="P45"><text:span text:style-name="Strong_20_Emphasis"><text:span text:style-name="T1">Discuss the differences between RAID 0 and RAID 1.</text:span></text:span></text:p>
          <text:list>
            <text:list-item>
              <text:p text:style-name="P44">RAID 0 (striping) combines multiple disks into a single logical unit for increased speed but has no redundancy. RAID 1 (mirroring) duplicates data across two disks for redundancy but doesn't provide a speed increase.</text:p>
            </text:list-item>
          </text:list>
        </text:list-item>
        <text:list-item>
          <text:p text:style-name="P45"><text:span text:style-name="Strong_20_Emphasis"><text:span text:style-name="T1">How do you extend an existing file system in Linux?</text:span></text:span></text:p>
          <text:list>
            <text:list-item>
              <text:p text:style-name="P44">Use the <text:span text:style-name="Source_20_Text"><text:span text:style-name="T1">resize2fs</text:span></text:span> command to extend the file system after resizing the underlying partition using tools like <text:span text:style-name="Source_20_Text"><text:span text:style-name="T1">fdisk</text:span></text:span> or <text:span text:style-name="Source_20_Text"><text:span text:style-name="T1">parted</text:span></text:span>.</text:p>
            </text:list-item>
          </text:list>
        </text:list-item>
        <text:list-item>
          <text:p text:style-name="P45"><text:span text:style-name="Strong_20_Emphasis"><text:span text:style-name="T1">Explain the purpose of the parted command.</text:span></text:span></text:p>
          <text:list>
            <text:list-item>
              <text:p text:style-name="P44">The <text:span text:style-name="Source_20_Text"><text:span text:style-name="T1">parted</text:span></text:span> command is used for partitioning disks. It allows creating, deleting, resizing, and managing disk partitions.</text:p>
            </text:list-item>
          </text:list>
        </text:list-item>
        <text:list-item>
          <text:p text:style-name="P45"><text:span text:style-name="Strong_20_Emphasis"><text:span text:style-name="T1">How can you check and repair a file system using fsck?</text:span></text:span></text:p>
          <text:list>
            <text:list-item>
              <text:p text:style-name="P44">Run the <text:span text:style-name="Source_20_Text"><text:span text:style-name="T1">fsck</text:span></text:span> command followed by the device name or mount point. For example: <text:span text:style-name="Source_20_Text"><text:span text:style-name="T1">fsck /dev/sda1</text:span></text:span></text:p>
            </text:list-item>
          </text:list>
        </text:list-item>
        <text:list-item>
          <text:p text:style-name="P45"><text:span text:style-name="Strong_20_Emphasis"><text:span text:style-name="T1">Discuss the significance of the sync command in Linux.</text:span></text:span></text:p>
          <text:list>
            <text:list-item>
              <text:p text:style-name="P45">The <text:span text:style-name="Source_20_Text"><text:span text:style-name="T1">sync</text:span></text:span> command flushes file system buffers to disk, ensuring data integrity by writing changes to storage devices.</text:p>
            </text:list-item>
          </text:list>
        </text:list-item>
      </text:list>
      <text:h text:style-name="P1" text:outline-level="3"><text:soft-page-break/>Networking:</text:h>
      <text:list text:style-name="L25">
        <text:list-item>
          <text:p text:style-name="P47"><text:span text:style-name="Strong_20_Emphasis"><text:span text:style-name="T1">What is the purpose of the ifconfig command, and how is it used?</text:span></text:span></text:p>
          <text:list>
            <text:list-item>
              <text:p text:style-name="P46">The <text:span text:style-name="Source_20_Text"><text:span text:style-name="T1">ifconfig</text:span></text:span> command is used to configure and display information about network interfaces. It can be used to bring interfaces up or down, assign IP addresses, and more.</text:p>
            </text:list-item>
          </text:list>
        </text:list-item>
        <text:list-item>
          <text:p text:style-name="P47"><text:span text:style-name="Strong_20_Emphasis"><text:span text:style-name="T1">Explain how to configure a network interface using the ip command.</text:span></text:span></text:p>
          <text:list>
            <text:list-item>
              <text:p text:style-name="P46">Use the <text:span text:style-name="Source_20_Text"><text:span text:style-name="T1">ip</text:span></text:span> command with <text:span text:style-name="Source_20_Text"><text:span text:style-name="T1">ip addr add</text:span></text:span> and <text:span text:style-name="Source_20_Text"><text:span text:style-name="T1">ip link set</text:span></text:span> options to configure a network interface. For example: <text:span text:style-name="Source_20_Text"><text:span text:style-name="T1">ip addr add 192.168.1.2/24 dev eth0</text:span></text:span></text:p>
            </text:list-item>
          </text:list>
        </text:list-item>
        <text:list-item>
          <text:p text:style-name="P47"><text:span text:style-name="Strong_20_Emphasis"><text:span text:style-name="T1">How do you troubleshoot DNS resolution issues in Linux?</text:span></text:span></text:p>
          <text:list>
            <text:list-item>
              <text:p text:style-name="P46">Check the contents of <text:span text:style-name="Source_20_Text"><text:span text:style-name="T1">/etc/resolv.conf</text:span></text:span>, use tools like <text:span text:style-name="Source_20_Text"><text:span text:style-name="T1">nslookup</text:span></text:span> or <text:span text:style-name="Source_20_Text"><text:span text:style-name="T1">dig</text:span></text:span> to query DNS servers, and verify network connectivity.</text:p>
            </text:list-item>
          </text:list>
        </text:list-item>
        <text:list-item>
          <text:p text:style-name="P47"><text:span text:style-name="Strong_20_Emphasis"><text:span text:style-name="T1">Discuss the role of the /etc/nsswitch.conf file in networking.</text:span></text:span></text:p>
          <text:list>
            <text:list-item>
              <text:p text:style-name="P46"><text:span text:style-name="Source_20_Text"><text:span text:style-name="T1">/etc/nsswitch.conf</text:span></text:span> specifies the order of name resolution methods, such as files, DNS, NIS, etc.</text:p>
            </text:list-item>
          </text:list>
        </text:list-item>
        <text:list-item>
          <text:p text:style-name="P47"><text:span text:style-name="Strong_20_Emphasis"><text:span text:style-name="T1">What is the purpose of the /etc/network/interfaces file?</text:span></text:span></text:p>
          <text:list>
            <text:list-item>
              <text:p text:style-name="P46">On Debian-based systems, <text:span text:style-name="Source_20_Text"><text:span text:style-name="T1">/etc/network/interfaces</text:span></text:span> is used to configure network interfaces, specifying details like IP addresses, gateways, and more.</text:p>
            </text:list-item>
          </text:list>
        </text:list-item>
        <text:list-item>
          <text:p text:style-name="P47"><text:span text:style-name="Strong_20_Emphasis"><text:span text:style-name="T1">How can you use iptables to allow or deny specific network traffic?</text:span></text:span></text:p>
          <text:list>
            <text:list-item>
              <text:p text:style-name="P46">Use the <text:span text:style-name="Source_20_Text"><text:span text:style-name="T1">iptables</text:span></text:span> command to configure rules in the Netfilter firewall. For example, <text:span text:style-name="Source_20_Text"><text:span text:style-name="T1">iptables -A INPUT -p tcp --dport 22 -j ACCEPT</text:span></text:span> allows SSH traffic.</text:p>
            </text:list-item>
          </text:list>
        </text:list-item>
        <text:list-item>
          <text:p text:style-name="P47"><text:span text:style-name="Strong_20_Emphasis"><text:span text:style-name="T1">Explain the purpose of the netstat command.</text:span></text:span></text:p>
          <text:list>
            <text:list-item>
              <text:p text:style-name="P46">The <text:span text:style-name="Source_20_Text"><text:span text:style-name="T1">netstat</text:span></text:span> command displays network-related information, including open ports, routing tables, and interface statistics.</text:p>
            </text:list-item>
          </text:list>
        </text:list-item>
        <text:list-item>
          <text:p text:style-name="P47"><text:span text:style-name="Strong_20_Emphasis"><text:span text:style-name="T1">How do you enable and disable network interfaces permanently?</text:span></text:span></text:p>
          <text:list>
            <text:list-item>
              <text:p text:style-name="P46">Edit the appropriate configuration file (<text:span text:style-name="Source_20_Text"><text:span text:style-name="T1">/etc/network/interfaces</text:span></text:span> on Debian-based systems) or use network management tools like <text:span text:style-name="Source_20_Text"><text:span text:style-name="T1">nmcli</text:span></text:span> or <text:span text:style-name="Source_20_Text"><text:span text:style-name="T1">nmtui</text:span></text:span>.</text:p>
            </text:list-item>
          </text:list>
        </text:list-item>
        <text:list-item>
          <text:p text:style-name="P47"><text:span text:style-name="Strong_20_Emphasis"><text:span text:style-name="T1">What is the purpose of the tcpdump command, and how is it used?</text:span></text:span></text:p>
          <text:list>
            <text:list-item>
              <text:p text:style-name="P46"><text:span text:style-name="Source_20_Text"><text:span text:style-name="T1">tcpdump</text:span></text:span> is a packet analyzer that captures and displays network packets. It's used for troubleshooting, analyzing network traffic, and protocol debugging.</text:p>
            </text:list-item>
          </text:list>
        </text:list-item>
        <text:list-item>
          <text:p text:style-name="P47"><text:span text:style-name="Strong_20_Emphasis"><text:span text:style-name="T1">How do you configure a Linux system to act as a router?</text:span></text:span></text:p>
          <text:list>
            <text:list-item>
              <text:p text:style-name="P47">Enable IP forwarding (<text:span text:style-name="Source_20_Text"><text:span text:style-name="T1">sysctl -w net.ipv4.ip_forward=1</text:span></text:span>) and configure iptables or other firewall tools to perform NAT (Network Address Translation).</text:p>
            </text:list-item>
          </text:list>
        </text:list-item>
      </text:list>
      <text:h text:style-name="P1" text:outline-level="3">Security:</text:h>
      <text:list text:style-name="L26">
        <text:list-item>
          <text:p text:style-name="P49"><text:span text:style-name="Strong_20_Emphasis"><text:span text:style-name="T1">Discuss the importance of the /etc/sudoers file.</text:span></text:span></text:p>
          <text:list>
            <text:list-item>
              <text:p text:style-name="P48"><text:soft-page-break/><text:span text:style-name="Source_20_Text"><text:span text:style-name="T1">/etc/sudoers</text:span></text:span> defines which users or groups can run specific commands as the superuser. It's critical for managing elevated privileges.</text:p>
            </text:list-item>
          </text:list>
        </text:list-item>
        <text:list-item>
          <text:p text:style-name="P49"><text:span text:style-name="Strong_20_Emphasis"><text:span text:style-name="T1">How do you secure SSH access to a Linux server?</text:span></text:span></text:p>
          <text:list>
            <text:list-item>
              <text:p text:style-name="P48">Configure SSH to use key-based authentication, disable password authentication, change the default SSH port, and use tools like fail2ban to protect against brute-force attacks.</text:p>
            </text:list-item>
          </text:list>
        </text:list-item>
        <text:list-item>
          <text:p text:style-name="P49"><text:span text:style-name="Strong_20_Emphasis"><text:span text:style-name="T1">Explain the purpose of the sshd_config file.</text:span></text:span></text:p>
          <text:list>
            <text:list-item>
              <text:p text:style-name="P48"><text:span text:style-name="Source_20_Text"><text:span text:style-name="T1">/etc/ssh/sshd_config</text:span></text:span> is the configuration file for the OpenSSH server. It contains settings for authentication methods, allowed users, and other server parameters.</text:p>
            </text:list-item>
          </text:list>
        </text:list-item>
        <text:list-item>
          <text:p text:style-name="P49"><text:span text:style-name="Strong_20_Emphasis"><text:span text:style-name="T1">How can you check for listening ports on a Linux system?</text:span></text:span></text:p>
          <text:list>
            <text:list-item>
              <text:p text:style-name="P48">Use the <text:span text:style-name="Source_20_Text"><text:span text:style-name="T1">netstat</text:span></text:span> or <text:span text:style-name="Source_20_Text"><text:span text:style-name="T1">ss</text:span></text:span> command to list open ports. For example: <text:span text:style-name="Source_20_Text"><text:span text:style-name="T1">netstat -tuln</text:span></text:span> or <text:span text:style-name="Source_20_Text"><text:span text:style-name="T1">ss -tuln</text:span></text:span></text:p>
            </text:list-item>
          </text:list>
        </text:list-item>
        <text:list-item>
          <text:p text:style-name="P49"><text:span text:style-name="Strong_20_Emphasis"><text:span text:style-name="T1">What is the purpose of the sestatus command in SELinux?</text:span></text:span></text:p>
          <text:list>
            <text:list-item>
              <text:p text:style-name="P48"><text:span text:style-name="Source_20_Text"><text:span text:style-name="T1">sestatus</text:span></text:span> displays the status of SELinux, including whether it's enabled or disabled, the current mode (enforcing or permissive), and policy versions.</text:p>
            </text:list-item>
          </text:list>
        </text:list-item>
        <text:list-item>
          <text:p text:style-name="P49"><text:span text:style-name="Strong_20_Emphasis"><text:span text:style-name="T1">How do you implement file and directory permissions in Linux?</text:span></text:span></text:p>
          <text:list>
            <text:list-item>
              <text:p text:style-name="P48">Use the <text:span text:style-name="Source_20_Text"><text:span text:style-name="T1">chmod</text:span></text:span> command to set permissions on files and directories. For example: <text:span text:style-name="Source_20_Text"><text:span text:style-name="T1">chmod 755 filename</text:span></text:span> gives read, write, and execute permissions to the owner and read/execute permissions to others.</text:p>
            </text:list-item>
          </text:list>
        </text:list-item>
        <text:list-item>
          <text:p text:style-name="P49"><text:span text:style-name="Strong_20_Emphasis"><text:span text:style-name="T1">Explain the purpose of the /etc/security/limits.conf file.</text:span></text:span></text:p>
          <text:list>
            <text:list-item>
              <text:p text:style-name="P48"><text:span text:style-name="Source_20_Text"><text:span text:style-name="T1">/etc/security/limits.conf</text:span></text:span> sets resource limits for user sessions, such as maximum number of open files, maximum processes, and more.</text:p>
            </text:list-item>
          </text:list>
        </text:list-item>
        <text:list-item>
          <text:p text:style-name="P49"><text:span text:style-name="Strong_20_Emphasis"><text:span text:style-name="T1">How can you encrypt a file or directory in Linux?</text:span></text:span></text:p>
          <text:list>
            <text:list-item>
              <text:p text:style-name="P48">Use tools like <text:span text:style-name="Source_20_Text"><text:span text:style-name="T1">gpg</text:span></text:span> (GNU Privacy Guard) for file encryption or <text:span text:style-name="Source_20_Text"><text:span text:style-name="T1">encfs</text:span></text:span> for creating an encrypted filesystem.</text:p>
            </text:list-item>
          </text:list>
        </text:list-item>
        <text:list-item>
          <text:p text:style-name="P49"><text:span text:style-name="Strong_20_Emphasis"><text:span text:style-name="T1">Discuss the importance of regular security updates.</text:span></text:span></text:p>
          <text:list>
            <text:list-item>
              <text:p text:style-name="P48">Regular security updates are crucial to patch vulnerabilities and protect the system from known exploits. They ensure that the system is running the latest and most secure software.</text:p>
            </text:list-item>
          </text:list>
        </text:list-item>
        <text:list-item>
          <text:p text:style-name="P49"><text:span text:style-name="Strong_20_Emphasis"><text:span text:style-name="T1">What is a Linux Security Module (LSM), and how does it enhance security?</text:span></text:span></text:p>
          <text:list>
            <text:list-item>
              <text:p text:style-name="P49">LSM is a framework that allows the kernel to support various security models. SELinux and AppArmor are examples of LSMs. They enhance security by enforcing access control policies beyond traditional UNIX permissions.</text:p>
            </text:list-item>
          </text:list>
        </text:list-item>
      </text:list>
      <text:h text:style-name="P1" text:outline-level="3">Shell Scripting:</text:h>
      <text:list text:style-name="L27">
        <text:list-item>
          <text:p text:style-name="P51"><text:span text:style-name="Strong_20_Emphasis"><text:span text:style-name="T1">How do you debug a shell script in Linux?</text:span></text:span></text:p>
          <text:list>
            <text:list-item>
              <text:p text:style-name="P50">Use <text:span text:style-name="Source_20_Text"><text:span text:style-name="T1">set -x</text:span></text:span> to enable debugging mode, insert <text:span text:style-name="Source_20_Text"><text:span text:style-name="T1">echo</text:span></text:span> statements, or use tools like <text:span text:style-name="Source_20_Text"><text:span text:style-name="T1">bash -x script.sh</text:span></text:span>. Debugging tools like <text:span text:style-name="Source_20_Text"><text:span text:style-name="T1">bashdb</text:span></text:span> can also be helpful.</text:p>
            </text:list-item>
          </text:list>
        </text:list-item>
        <text:list-item>
          <text:p text:style-name="P51"><text:soft-page-break/><text:span text:style-name="Strong_20_Emphasis"><text:span text:style-name="T1">Explain the purpose of the trap command in shell scripting.</text:span></text:span></text:p>
          <text:list>
            <text:list-item>
              <text:p text:style-name="P50"><text:span text:style-name="Source_20_Text"><text:span text:style-name="T1">trap</text:span></text:span> is used to catch and respond to signals. It allows executing specific commands when signals are received, enhancing script robustness.</text:p>
            </text:list-item>
          </text:list>
        </text:list-item>
        <text:list-item>
          <text:p text:style-name="P51"><text:span text:style-name="Strong_20_Emphasis"><text:span text:style-name="T1">How can you pass arguments to a shell script?</text:span></text:span></text:p>
          <text:list>
            <text:list-item>
              <text:p text:style-name="P50">Command-line arguments are accessed using variables like <text:span text:style-name="Source_20_Text"><text:span text:style-name="T1">$1</text:span></text:span>, <text:span text:style-name="Source_20_Text"><text:span text:style-name="T1">$2</text:span></text:span>, etc. For example: <text:span text:style-name="Source_20_Text"><text:span text:style-name="T1">./myscript.sh arg1 arg2</text:span></text:span></text:p>
            </text:list-item>
          </text:list>
        </text:list-item>
        <text:list-item>
          <text:p text:style-name="P51"><text:span text:style-name="Strong_20_Emphasis"><text:span text:style-name="T1">Discuss the use of the case statement in shell scripting.</text:span></text:span></text:p>
          <text:list>
            <text:list-item>
              <text:p text:style-name="P50">The <text:span text:style-name="Source_20_Text"><text:span text:style-name="T1">case</text:span></text:span> statement is used for conditional branching in shell scripts. It simplifies complex conditional structures.</text:p>
            </text:list-item>
          </text:list>
        </text:list-item>
        <text:list-item>
          <text:p text:style-name="P51"><text:span text:style-name="Strong_20_Emphasis"><text:span text:style-name="T1">What is the purpose of the eval command in shell scripts?</text:span></text:span></text:p>
          <text:list>
            <text:list-item>
              <text:p text:style-name="P50"><text:span text:style-name="Source_20_Text"><text:span text:style-name="T1">eval</text:span></text:span> is used to execute a command constructed as a string. It interprets and runs the command contained in the provided string.</text:p>
            </text:list-item>
          </text:list>
        </text:list-item>
        <text:list-item>
          <text:p text:style-name="P51"><text:span text:style-name="Strong_20_Emphasis"><text:span text:style-name="T1">How do you use arrays in shell scripting?</text:span></text:span></text:p>
          <text:list>
            <text:list-item>
              <text:p text:style-name="P50">Declare an array using <text:span text:style-name="Source_20_Text"><text:span text:style-name="T1">array=(item1 item2 item3)</text:span></text:span>, access elements using <text:span text:style-name="Source_20_Text"><text:span text:style-name="T1">${array[index]}</text:span></text:span>, and iterate through array elements.</text:p>
            </text:list-item>
          </text:list>
        </text:list-item>
        <text:list-item>
          <text:p text:style-name="P51"><text:span text:style-name="Strong_20_Emphasis"><text:span text:style-name="T1">Explain the significance of the $? variable in shell scripting.</text:span></text:span></text:p>
          <text:list>
            <text:list-item>
              <text:p text:style-name="P50"><text:span text:style-name="Source_20_Text"><text:span text:style-name="T1">$?</text:span></text:span> holds the exit status of the last executed command. A value of 0 indicates success, while non-zero values indicate an error.</text:p>
            </text:list-item>
          </text:list>
        </text:list-item>
        <text:list-item>
          <text:p text:style-name="P51"><text:span text:style-name="Strong_20_Emphasis"><text:span text:style-name="T1">Discuss the role of the cut command in text processing.</text:span></text:span></text:p>
          <text:list>
            <text:list-item>
              <text:p text:style-name="P50">The <text:span text:style-name="Source_20_Text"><text:span text:style-name="T1">cut</text:span></text:span> command extracts specific portions of text from input lines based on delimiter or field position. It's useful for text manipulation.</text:p>
            </text:list-item>
          </text:list>
        </text:list-item>
        <text:list-item>
          <text:p text:style-name="P51"><text:span text:style-name="Strong_20_Emphasis"><text:span text:style-name="T1">How can you perform arithmetic operations in shell scripts?</text:span></text:span></text:p>
          <text:list>
            <text:list-item>
              <text:p text:style-name="P50">Use the <text:span text:style-name="Source_20_Text"><text:span text:style-name="T1">$((...))</text:span></text:span> or <text:span text:style-name="Source_20_Text"><text:span text:style-name="T1">expr</text:span></text:span> syntax for arithmetic operations. For example: <text:span text:style-name="Source_20_Text"><text:span text:style-name="T1">result=$((num1 + num2))</text:span></text:span> or <text:span text:style-name="Source_20_Text"><text:span text:style-name="T1">result=$(expr $num1 + $num2)</text:span></text:span></text:p>
            </text:list-item>
          </text:list>
        </text:list-item>
        <text:list-item>
          <text:p text:style-name="P51"><text:span text:style-name="Strong_20_Emphasis"><text:span text:style-name="T1">Explain the purpose of the here document in shell scripting.</text:span></text:span></text:p>
          <text:list>
            <text:list-item>
              <text:p text:style-name="P51">A here document (<text:span text:style-name="Source_20_Text"><text:span text:style-name="T1">&lt;&lt;</text:span></text:span>) allows embedding a block of text within a script. It's useful for providing input to commands or creating multi-line strings.</text:p>
            </text:list-item>
          </text:list>
        </text:list-item>
      </text:list>
      <text:h text:style-name="P1" text:outline-level="3">Package Management:</text:h>
      <text:list text:style-name="L28">
        <text:list-item>
          <text:p text:style-name="P53"><text:span text:style-name="Strong_20_Emphasis"><text:span text:style-name="T1">Compare and contrast the package management systems yum and apt.</text:span></text:span></text:p>
          <text:list>
            <text:list-item>
              <text:p text:style-name="P52"><text:span text:style-name="Source_20_Text"><text:span text:style-name="T1">yum</text:span></text:span> is used on RPM-based systems (e.g., CentOS, Fedora), while <text:span text:style-name="Source_20_Text"><text:span text:style-name="T1">apt</text:span></text:span> is used on Debian-based systems (e.g., Ubuntu). Both manage packages, resolve dependencies, and provide system update capabilities.</text:p>
            </text:list-item>
          </text:list>
        </text:list-item>
        <text:list-item>
          <text:p text:style-name="P53"><text:span text:style-name="Strong_20_Emphasis"><text:span text:style-name="T1">How do you resolve package dependencies in Linux?</text:span></text:span></text:p>
          <text:list>
            <text:list-item>
              <text:p text:style-name="P52"><text:soft-page-break/>Package managers (e.g., <text:span text:style-name="Source_20_Text"><text:span text:style-name="T1">apt</text:span></text:span>, <text:span text:style-name="Source_20_Text"><text:span text:style-name="T1">yum</text:span></text:span>) automatically resolve dependencies by fetching and installing required packages from repositories.</text:p>
            </text:list-item>
          </text:list>
        </text:list-item>
        <text:list-item>
          <text:p text:style-name="P53"><text:span text:style-name="Strong_20_Emphasis"><text:span text:style-name="T1">Discuss the differences between dpkg and apt package management commands.</text:span></text:span></text:p>
          <text:list>
            <text:list-item>
              <text:p text:style-name="P52"><text:span text:style-name="Source_20_Text"><text:span text:style-name="T1">dpkg</text:span></text:span> is used for low-level package management, while <text:span text:style-name="Source_20_Text"><text:span text:style-name="T1">apt</text:span></text:span> provides a higher-level interface with features like dependency resolution and retrieval from repositories.</text:p>
            </text:list-item>
          </text:list>
        </text:list-item>
        <text:list-item>
          <text:p text:style-name="P53"><text:span text:style-name="Strong_20_Emphasis"><text:span text:style-name="T1">How do you search for a package in the package repository?</text:span></text:span></text:p>
          <text:list>
            <text:list-item>
              <text:p text:style-name="P52">Use the <text:span text:style-name="Source_20_Text"><text:span text:style-name="T1">apt search</text:span></text:span> or <text:span text:style-name="Source_20_Text"><text:span text:style-name="T1">yum search</text:span></text:span> command followed by the package name. For example: <text:span text:style-name="Source_20_Text"><text:span text:style-name="T1">apt search package_name</text:span></text:span></text:p>
            </text:list-item>
          </text:list>
        </text:list-item>
        <text:list-item>
          <text:p text:style-name="P53"><text:span text:style-name="Strong_20_Emphasis"><text:span text:style-name="T1">Explain the purpose of the rpm command and its options.</text:span></text:span></text:p>
          <text:list>
            <text:list-item>
              <text:p text:style-name="P52">The <text:span text:style-name="Source_20_Text"><text:span text:style-name="T1">rpm</text:span></text:span> command is used for package management on RPM-based systems. Options include <text:span text:style-name="Source_20_Text"><text:span text:style-name="T1">-i</text:span></text:span> for installation, <text:span text:style-name="Source_20_Text"><text:span text:style-name="T1">-e</text:span></text:span> for removal, <text:span text:style-name="Source_20_Text"><text:span text:style-name="T1">-q</text:span></text:span> for querying, and more.</text:p>
            </text:list-item>
          </text:list>
        </text:list-item>
        <text:list-item>
          <text:p text:style-name="P53"><text:span text:style-name="Strong_20_Emphasis"><text:span text:style-name="T1">How can you install a specific version of a package using apt?</text:span></text:span></text:p>
          <text:list>
            <text:list-item>
              <text:p text:style-name="P52">Use the syntax <text:span text:style-name="Source_20_Text"><text:span text:style-name="T1">apt install package_name=version_number</text:span></text:span> to install a specific version of a package.</text:p>
            </text:list-item>
          </text:list>
        </text:list-item>
        <text:list-item>
          <text:p text:style-name="P53"><text:span text:style-name="Strong_20_Emphasis"><text:span text:style-name="T1">Discuss the significance of the /var/cache/apt/archives directory.</text:span></text:span></text:p>
          <text:list>
            <text:list-item>
              <text:p text:style-name="P52"><text:span text:style-name="Source_20_Text"><text:span text:style-name="T1">/var/cache/apt/archives</text:span></text:span> stores downloaded package files (.deb) by the <text:span text:style-name="Source_20_Text"><text:span text:style-name="T1">apt</text:span></text:span> package manager. Cached packages help speed up installation and can be reused for multiple installations.</text:p>
            </text:list-item>
          </text:list>
        </text:list-item>
        <text:list-item>
          <text:p text:style-name="P53"><text:span text:style-name="Strong_20_Emphasis"><text:span text:style-name="T1">How do you uninstall a package and its dependencies in Linux?</text:span></text:span></text:p>
          <text:list>
            <text:list-item>
              <text:p text:style-name="P52">Use the <text:span text:style-name="Source_20_Text"><text:span text:style-name="T1">apt remove</text:span></text:span> or <text:span text:style-name="Source_20_Text"><text:span text:style-name="T1">yum remove</text:span></text:span> command followed by the package name to uninstall a package and its dependencies.</text:p>
            </text:list-item>
          </text:list>
        </text:list-item>
        <text:list-item>
          <text:p text:style-name="P53"><text:span text:style-name="Strong_20_Emphasis"><text:span text:style-name="T1">What is the purpose of the yum history command?</text:span></text:span></text:p>
          <text:list>
            <text:list-item>
              <text:p text:style-name="P52"><text:span text:style-name="Source_20_Text"><text:span text:style-name="T1">yum history</text:span></text:span> displays a history of yum transactions, allowing users to view, undo, or redo package installations and removals.</text:p>
            </text:list-item>
          </text:list>
        </text:list-item>
        <text:list-item>
          <text:p text:style-name="P53"><text:span text:style-name="Strong_20_Emphasis"><text:span text:style-name="T1">How can you clean up package cache in Linux?</text:span></text:span></text:p>
          <text:list>
            <text:list-item>
              <text:p text:style-name="P53">Use <text:span text:style-name="Source_20_Text"><text:span text:style-name="T1">apt clean</text:span></text:span> (for <text:span text:style-name="Source_20_Text"><text:span text:style-name="T1">apt</text:span></text:span>) or <text:span text:style-name="Source_20_Text"><text:span text:style-name="T1">yum clean all</text:span></text:span> (for <text:span text:style-name="Source_20_Text"><text:span text:style-name="T1">yum</text:span></text:span>) to clean up package cache and free up disk space.</text:p>
            </text:list-item>
          </text:list>
        </text:list-item>
      </text:list>
      <text:h text:style-name="P1" text:outline-level="3">Performance Monitoring:</text:h>
      <text:list text:style-name="L29">
        <text:list-item>
          <text:p text:style-name="P55"><text:span text:style-name="Strong_20_Emphasis"><text:span text:style-name="T1">How do you use the top command to monitor system performance?</text:span></text:span></text:p>
          <text:list>
            <text:list-item>
              <text:p text:style-name="P54">The <text:span text:style-name="Source_20_Text"><text:span text:style-name="T1">top</text:span></text:span> command provides real-time information about system resource usage, including CPU, memory, and running processes.</text:p>
            </text:list-item>
          </text:list>
        </text:list-item>
        <text:list-item>
          <text:p text:style-name="P55"><text:span text:style-name="Strong_20_Emphasis"><text:span text:style-name="T1">Explain the significance of the /proc/meminfo file.</text:span></text:span></text:p>
          <text:list>
            <text:list-item>
              <text:p text:style-name="P54"><text:span text:style-name="Source_20_Text"><text:span text:style-name="T1">/proc/meminfo</text:span></text:span> provides detailed information about the system's memory usage, including total available memory, free memory, and more.</text:p>
            </text:list-item>
          </text:list>
        </text:list-item>
        <text:list-item>
          <text:p text:style-name="P55"><text:soft-page-break/><text:span text:style-name="Strong_20_Emphasis"><text:span text:style-name="T1">How can you use the vmstat command to monitor virtual memory usage?</text:span></text:span></text:p>
          <text:list>
            <text:list-item>
              <text:p text:style-name="P54"><text:span text:style-name="Source_20_Text"><text:span text:style-name="T1">vmstat</text:span></text:span> reports virtual memory statistics, including information about processes, memory, paging, block I/O, and CPU activity.</text:p>
            </text:list-item>
          </text:list>
        </text:list-item>
        <text:list-item>
          <text:p text:style-name="P55"><text:span text:style-name="Strong_20_Emphasis"><text:span text:style-name="T1">Discuss the differences between nice and renice commands.</text:span></text:span></text:p>
          <text:list>
            <text:list-item>
              <text:p text:style-name="P54"><text:span text:style-name="Source_20_Text"><text:span text:style-name="T1">nice</text:span></text:span> is used to launch a process with a specified priority, while <text:span text:style-name="Source_20_Text"><text:span text:style-name="T1">renice</text:span></text:span> changes the priority of an already running process.</text:p>
            </text:list-item>
          </text:list>
        </text:list-item>
        <text:list-item>
          <text:p text:style-name="P55"><text:span text:style-name="Strong_20_Emphasis"><text:span text:style-name="T1">How do you analyze disk I/O performance using the iostat command?</text:span></text:span></text:p>
          <text:list>
            <text:list-item>
              <text:p text:style-name="P54">The <text:span text:style-name="Source_20_Text"><text:span text:style-name="T1">iostat</text:span></text:span> command reports statistics on input/output operations per second (IOPS), data throughput, and other disk-related performance metrics.</text:p>
            </text:list-item>
          </text:list>
        </text:list-item>
        <text:list-item>
          <text:p text:style-name="P55"><text:span text:style-name="Strong_20_Emphasis"><text:span text:style-name="T1">Explain the purpose of the /proc/loadavg file.</text:span></text:span></text:p>
          <text:list>
            <text:list-item>
              <text:p text:style-name="P54"><text:span text:style-name="Source_20_Text"><text:span text:style-name="T1">/proc/loadavg</text:span></text:span> contains the system's load average over different time periods. It provides insight into system resource utilization.</text:p>
            </text:list-item>
          </text:list>
        </text:list-item>
        <text:list-item>
          <text:p text:style-name="P55"><text:span text:style-name="Strong_20_Emphasis"><text:span text:style-name="T1">How do you monitor network activity using the iftop command?</text:span></text:span></text:p>
          <text:list>
            <text:list-item>
              <text:p text:style-name="P54">The <text:span text:style-name="Source_20_Text"><text:span text:style-name="T1">iftop</text:span></text:span> command displays a real-time list of network connections and their bandwidth usage, helping to monitor network activity.</text:p>
            </text:list-item>
          </text:list>
        </text:list-item>
        <text:list-item>
          <text:p text:style-name="P55"><text:span text:style-name="Strong_20_Emphasis"><text:span text:style-name="T1">Discuss the significance of the /proc/sys directory in performance tuning.</text:span></text:span></text:p>
          <text:list>
            <text:list-item>
              <text:p text:style-name="P54"><text:span text:style-name="Source_20_Text"><text:span text:style-name="T1">/proc/sys</text:span></text:span> is a virtual file system that exposes kernel parameters. It allows tuning various system settings to optimize performance.</text:p>
            </text:list-item>
          </text:list>
        </text:list-item>
        <text:list-item>
          <text:p text:style-name="P55"><text:span text:style-name="Strong_20_Emphasis"><text:span text:style-name="T1">How can you use the sar command for system monitoring?</text:span></text:span></text:p>
          <text:list>
            <text:list-item>
              <text:p text:style-name="P54">The <text:span text:style-name="Source_20_Text"><text:span text:style-name="T1">sar</text:span></text:span> command collects, reports, or saves system activity information. It provides historical data on system performance, CPU usage, memory, and more.</text:p>
            </text:list-item>
          </text:list>
        </text:list-item>
        <text:list-item>
          <text:p text:style-name="P55"><text:span text:style-name="Strong_20_Emphasis"><text:span text:style-name="T1">Explain the purpose of the /proc/interrupts file.</text:span></text:span></text:p>
          <text:list>
            <text:list-item>
              <text:p text:style-name="P55"><text:span text:style-name="Source_20_Text"><text:span text:style-name="T1">/proc/interrupts</text:span></text:span> displays information about the interrupts serviced by the system. It helps identify hardware-related performance issues.</text:p>
            </text:list-item>
          </text:list>
        </text:list-item>
      </text:list>
      <text:h text:style-name="P1" text:outline-level="3">System Boot Process:</text:h>
      <text:list text:style-name="L30">
        <text:list-item>
          <text:p text:style-name="P57"><text:span text:style-name="Strong_20_Emphasis"><text:span text:style-name="T1">Describe the Linux boot process from BIOS to user space.</text:span></text:span></text:p>
          <text:list>
            <text:list-item>
              <text:p text:style-name="P56">The boot process involves BIOS/UEFI initialization, bootloader (e.g., GRUB) loading the kernel, kernel initialization, init (or systemd) process startup, and user space initialization.</text:p>
            </text:list-item>
          </text:list>
        </text:list-item>
        <text:list-item>
          <text:p text:style-name="P57"><text:span text:style-name="Strong_20_Emphasis"><text:span text:style-name="T1">How can you troubleshoot issues during the GRUB bootloader stage?</text:span></text:span></text:p>
          <text:list>
            <text:list-item>
              <text:p text:style-name="P56">Enter GRUB's edit mode to modify boot parameters, check configuration files (<text:span text:style-name="Source_20_Text"><text:span text:style-name="T1">/boot/grub/grub.cfg</text:span></text:span>), and use GRUB command-line tools for troubleshooting.</text:p>
            </text:list-item>
          </text:list>
        </text:list-item>
        <text:list-item>
          <text:p text:style-name="P57"><text:span text:style-name="Strong_20_Emphasis"><text:span text:style-name="T1">Discuss the role of the systemd process in the boot sequence.</text:span></text:span></text:p>
          <text:list>
            <text:list-item>
              <text:p text:style-name="P56"><text:soft-page-break/><text:span text:style-name="Source_20_Text"><text:span text:style-name="T1">systemd</text:span></text:span> is a system and service manager that initializes and manages system components. It replaces the traditional SysV init system, handling service dependencies and parallelizing startup processes.</text:p>
            </text:list-item>
          </text:list>
        </text:list-item>
        <text:list-item>
          <text:p text:style-name="P57"><text:span text:style-name="Strong_20_Emphasis"><text:span text:style-name="T1">What is the purpose of the /etc/modules file in the boot process?</text:span></text:span></text:p>
          <text:list>
            <text:list-item>
              <text:p text:style-name="P56"><text:span text:style-name="Source_20_Text"><text:span text:style-name="T1">/etc/modules</text:span></text:span> lists kernel modules to be loaded during the boot process. It ensures the availability of necessary modules for hardware support.</text:p>
            </text:list-item>
          </text:list>
        </text:list-item>
        <text:list-item>
          <text:p text:style-name="P57"><text:span text:style-name="Strong_20_Emphasis"><text:span text:style-name="T1">Explain how to change the default runlevel in Linux.</text:span></text:span></text:p>
          <text:list>
            <text:list-item>
              <text:p text:style-name="P56">Edit <text:span text:style-name="Source_20_Text"><text:span text:style-name="T1">/etc/inittab</text:span></text:span> (SysV init) or use the <text:span text:style-name="Source_20_Text"><text:span text:style-name="T1">systemctl set-default</text:span></text:span> command (systemd) to change the default runlevel.</text:p>
            </text:list-item>
          </text:list>
        </text:list-item>
        <text:list-item>
          <text:p text:style-name="P57"><text:span text:style-name="Strong_20_Emphasis"><text:span text:style-name="T1">How do you disable a service from starting at boot in systemd?</text:span></text:span></text:p>
          <text:list>
            <text:list-item>
              <text:p text:style-name="P56">Use the <text:span text:style-name="Source_20_Text"><text:span text:style-name="T1">systemctl disable</text:span></text:span> command, specifying the service unit. For example: <text:span text:style-name="Source_20_Text"><text:span text:style-name="T1">systemctl disable servicename.service</text:span></text:span></text:p>
            </text:list-item>
          </text:list>
        </text:list-item>
        <text:list-item>
          <text:p text:style-name="P57"><text:span text:style-name="Strong_20_Emphasis"><text:span text:style-name="T1">Discuss the importance of the /etc/rc.local file in the boot process.</text:span></text:span></text:p>
          <text:list>
            <text:list-item>
              <text:p text:style-name="P56"><text:span text:style-name="Source_20_Text"><text:span text:style-name="T1">/etc/rc.local</text:span></text:span> is a script executed at the end of the traditional SysV init boot process. It allows users to run custom commands or scripts during boot.</text:p>
            </text:list-item>
          </text:list>
        </text:list-item>
        <text:list-item>
          <text:p text:style-name="P57"><text:span text:style-name="Strong_20_Emphasis"><text:span text:style-name="T1">How can you recover a Linux system if the root password is forgotten?</text:span></text:span></text:p>
          <text:list>
            <text:list-item>
              <text:p text:style-name="P56">Access the GRUB menu during boot, enter edit mode, append <text:span text:style-name="Source_20_Text"><text:span text:style-name="T1">init=/bin/bash</text:span></text:span> to the kernel command line, and reset the root password.</text:p>
            </text:list-item>
          </text:list>
        </text:list-item>
        <text:list-item>
          <text:p text:style-name="P57"><text:span text:style-name="Strong_20_Emphasis"><text:span text:style-name="T1">Explain the significance of the initrd or initramfs during boot.</text:span></text:span></text:p>
          <text:list>
            <text:list-item>
              <text:p text:style-name="P56"><text:span text:style-name="Source_20_Text"><text:span text:style-name="T1">initrd</text:span></text:span> (initial RAM disk) or <text:span text:style-name="Source_20_Text"><text:span text:style-name="T1">initramfs</text:span></text:span> is a temporary file system loaded by the bootloader to provide essential modules and utilities needed to mount the root file system.</text:p>
            </text:list-item>
          </text:list>
        </text:list-item>
        <text:list-item>
          <text:p text:style-name="P57"><text:span text:style-name="Strong_20_Emphasis"><text:span text:style-name="T1">How do you configure a custom splash screen during the boot process?</text:span></text:span></text:p>
          <text:list>
            <text:list-item>
              <text:p text:style-name="P57">For GRUB, modify the <text:span text:style-name="Source_20_Text"><text:span text:style-name="T1">/etc/default/grub</text:span></text:span> file and update the configuration using <text:span text:style-name="Source_20_Text"><text:span text:style-name="T1">update-grub</text:span></text:span>. For other bootloaders or display managers, specific configuration files need modification.</text:p>
            </text:list-item>
          </text:list>
        </text:list-item>
      </text:list>
      <text:h text:style-name="P1" text:outline-level="3">Advanced Networking:</text:h>
      <text:list text:style-name="L31">
        <text:list-item>
          <text:p text:style-name="P59"><text:span text:style-name="Strong_20_Emphasis"><text:span text:style-name="T1">Discuss the purpose of the /etc/hosts.allow and /etc/hosts.deny files.</text:span></text:span></text:p>
          <text:list>
            <text:list-item>
              <text:p text:style-name="P58"><text:span text:style-name="Source_20_Text"><text:span text:style-name="T1">/etc/hosts.allow</text:span></text:span> and <text:span text:style-name="Source_20_Text"><text:span text:style-name="T1">/etc/hosts.deny</text:span></text:span> control access to network services based on IP addresses or hostnames. They are used by the TCP Wrappers facility to define access rules.</text:p>
            </text:list-item>
          </text:list>
        </text:list-item>
        <text:list-item>
          <text:p text:style-name="P59"><text:span text:style-name="Strong_20_Emphasis"><text:span text:style-name="T1">How can you use the ip command to set up VLANs in Linux?</text:span></text:span></text:p>
          <text:list>
            <text:list-item>
              <text:p text:style-name="P58">Use the <text:span text:style-name="Source_20_Text"><text:span text:style-name="T1">ip link add</text:span></text:span> command to create a VLAN interface and <text:span text:style-name="Source_20_Text"><text:span text:style-name="T1">ip link set</text:span></text:span> to assign the VLAN ID. For example: <text:span text:style-name="Source_20_Text"><text:span text:style-name="T1">ip link add link eth0 name eth0.10 type vlan id 10</text:span></text:span></text:p>
            </text:list-item>
          </text:list>
        </text:list-item>
        <text:list-item>
          <text:p text:style-name="P59"><text:span text:style-name="Strong_20_Emphasis"><text:span text:style-name="T1">Explain the purpose of the ss command in networking.</text:span></text:span></text:p>
          <text:list>
            <text:list-item>
              <text:p text:style-name="P58"><text:soft-page-break/><text:span text:style-name="Source_20_Text"><text:span text:style-name="T1">ss</text:span></text:span> (socket statistics) is a command-line utility to investigate sockets, network connections, and multicast groups. It provides detailed information about TCP, UDP, and Unix domain sockets.</text:p>
            </text:list-item>
          </text:list>
        </text:list-item>
        <text:list-item>
          <text:p text:style-name="P59"><text:span text:style-name="Strong_20_Emphasis"><text:span text:style-name="T1">How do you configure network bonding in Linux?</text:span></text:span></text:p>
          <text:list>
            <text:list-item>
              <text:p text:style-name="P58">Edit the network configuration files (e.g., <text:span text:style-name="Source_20_Text"><text:span text:style-name="T1">/etc/network/interfaces</text:span></text:span>) to define bonding parameters such as mode (e.g., <text:span text:style-name="Source_20_Text"><text:span text:style-name="T1">mode 0</text:span></text:span> for round-robin) and slave interfaces.</text:p>
            </text:list-item>
          </text:list>
        </text:list-item>
        <text:list-item>
          <text:p text:style-name="P59"><text:span text:style-name="Strong_20_Emphasis"><text:span text:style-name="T1">Discuss the differences between TCP and UDP.</text:span></text:span></text:p>
          <text:list>
            <text:list-item>
              <text:p text:style-name="P58">TCP (Transmission Control Protocol) is connection-oriented, reliable, and provides error checking. UDP (User Datagram Protocol) is connectionless, faster, and lacks error checking and retransmission.</text:p>
            </text:list-item>
          </text:list>
        </text:list-item>
        <text:list-item>
          <text:p text:style-name="P59"><text:span text:style-name="Strong_20_Emphasis"><text:span text:style-name="T1">How can you set up a Linux system as a DHCP server?</text:span></text:span></text:p>
          <text:list>
            <text:list-item>
              <text:p text:style-name="P58">Install and configure the <text:span text:style-name="Source_20_Text"><text:span text:style-name="T1">dhcpd</text:span></text:span> (ISC DHCP server) package, and then edit the configuration file (<text:span text:style-name="Source_20_Text"><text:span text:style-name="T1">/etc/dhcp/dhcpd.conf</text:span></text:span>) to define DHCP options and subnet details.</text:p>
            </text:list-item>
          </text:list>
        </text:list-item>
        <text:list-item>
          <text:p text:style-name="P59"><text:span text:style-name="Strong_20_Emphasis"><text:span text:style-name="T1">Explain the significance of the /etc/services file in networking.</text:span></text:span></text:p>
          <text:list>
            <text:list-item>
              <text:p text:style-name="P58"><text:span text:style-name="Source_20_Text"><text:span text:style-name="T1">/etc/services</text:span></text:span> maps port numbers to service names. It is used by various networking utilities and applications to associate port numbers with specific services.</text:p>
            </text:list-item>
          </text:list>
        </text:list-item>
        <text:list-item>
          <text:p text:style-name="P59"><text:span text:style-name="Strong_20_Emphasis"><text:span text:style-name="T1">How do you troubleshoot network latency using mtr?</text:span></text:span></text:p>
          <text:list>
            <text:list-item>
              <text:p text:style-name="P58"><text:span text:style-name="Source_20_Text"><text:span text:style-name="T1">mtr</text:span></text:span> (My TraceRoute) combines the functionality of <text:span text:style-name="Source_20_Text"><text:span text:style-name="T1">traceroute</text:span></text:span> and <text:span text:style-name="Source_20_Text"><text:span text:style-name="T1">ping</text:span></text:span> to provide detailed information about the route and latency between your system and a destination.</text:p>
            </text:list-item>
          </text:list>
        </text:list-item>
        <text:list-item>
          <text:p text:style-name="P59"><text:span text:style-name="Strong_20_Emphasis"><text:span text:style-name="T1">Discuss the purpose of the /etc/networks file in networking.</text:span></text:span></text:p>
          <text:list>
            <text:list-item>
              <text:p text:style-name="P58"><text:span text:style-name="Source_20_Text"><text:span text:style-name="T1">/etc/networks</text:span></text:span> associates network names with network addresses. It is used by some networking utilities for hostname resolution.</text:p>
            </text:list-item>
          </text:list>
        </text:list-item>
        <text:list-item>
          <text:p text:style-name="P59"><text:span text:style-name="Strong_20_Emphasis"><text:span text:style-name="T1">How can you configure a Linux system as a router?</text:span></text:span></text:p>
          <text:list>
            <text:list-item>
              <text:p text:style-name="P59">Enable IP forwarding by setting <text:span text:style-name="Source_20_Text"><text:span text:style-name="T1">net.ipv4.ip_forward=1</text:span></text:span> in <text:span text:style-name="Source_20_Text"><text:span text:style-name="T1">/etc/sysctl.conf</text:span></text:span>. Configure network interfaces, set up iptables rules for NAT, and ensure proper routing.</text:p>
            </text:list-item>
          </text:list>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3-12T12:15:42.566018277</dc:date>
    <meta:editing-duration>PT9M15S</meta:editing-duration>
    <meta:editing-cycles>2</meta:editing-cycles>
    <meta:generator>LibreOffice/7.6.4.1$Linux_X86_64 LibreOffice_project/60$Build-1</meta:generator>
    <meta:document-statistic meta:table-count="0" meta:image-count="0" meta:object-count="0" meta:page-count="10" meta:paragraph-count="210" meta:word-count="3448" meta:character-count="21144" meta:non-whitespace-character-count="18107"/>
  </office:meta>
</office:document-meta>
</file>